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Обычный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Обычный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_5f_базовый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_5f_базовый-title">
      <style:graphic-properties fo:min-height="2.372cm"/>
      <style:paragraph-properties style:writing-mode="lr-tb"/>
    </style:style>
    <style:style style:name="pr3" style:family="presentation" style:parent-style-name="_5f_базовый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Calibri" fo:font-size="32pt"/>
    </style:style>
    <style:style style:name="P2" style:family="paragraph">
      <loext:graphic-properties draw:fill="none" draw:fill-color="#ffffff"/>
      <style:text-properties style:font-name="Calibri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Calibri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базовый">
        <draw:frame draw:style-name="gr1" draw:text-style-name="P2" draw:layer="layout" svg:width="18.904cm" svg:height="1.382cm" svg:x="4.5cm" svg:y="7cm">
          <draw:text-box>
            <text:p text:style-name="P1"><text:span text:style-name="T1">Материалы по обработке исключени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5f_базовый" presentation:presentation-page-layout-name="AL1T19">
        <draw:frame presentation:style-name="pr2" draw:layer="layout" svg:width="26cm" svg:height="2.372cm" svg:x="1cm" svg:y="0.128cm" presentation:class="title" presentation:user-transformed="true">
          <draw:text-box>
            <text:p>Информация об системе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5f_базовый">
        <draw:frame presentation:style-name="pr2" draw:layer="layout" svg:width="26cm" svg:height="2.372cm" svg:x="1cm" svg:y="0.128cm" presentation:class="title" presentation:user-transformed="true">
          <draw:text-box>
            <text:p>Программа</text:p>
          </draw:text-box>
        </draw:frame>
        <draw:frame draw:style-name="gr3" draw:text-style-name="P5" draw:layer="layout" svg:width="13cm" svg:height="0.962cm" svg:x="2cm" svg:y="3.038cm">
          <draw:text-box>
            <text:p>Вычисление квадратного корня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5f_базовый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Обычный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Обычный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базовый-background" style:display-name="_базовый-background" style:family="presentation">
      <style:graphic-properties draw:stroke="none" draw:fill="none"/>
      <style:text-properties style:letter-kerning="true"/>
    </style:style>
    <style:style style:name="_5f_базовый-backgroundobjects" style:display-name="_базов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базовый-notes" style:display-name="_базов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базовый-outline1" style:display-name="_базовый-outline1" style:family="presentation">
      <style:graphic-properties draw:stroke="none" draw:fill="none" draw:auto-grow-height="false" draw:fit-to-size="false" style:shrink-to-fit="true">
        <text:list-style style:name="_5f_базовый-outline1" style:display-name="_базов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family="Calibri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outline2" style:display-name="_базовый-outline2" style:family="presentation" style:parent-style-name="_5f_базовый-outline1">
      <style:paragraph-properties fo:margin-top="0.4cm" fo:margin-bottom="0cm"/>
    </style:style>
    <style:style style:name="_5f_базовый-outline3" style:display-name="_базовый-outline3" style:family="presentation" style:parent-style-name="_5f_базовый-outline2">
      <style:paragraph-properties fo:margin-top="0.3cm" fo:margin-bottom="0cm"/>
    </style:style>
    <style:style style:name="_5f_базовый-outline4" style:display-name="_базовый-outline4" style:family="presentation" style:parent-style-name="_5f_базовый-outline3">
      <style:paragraph-properties fo:margin-top="0.2cm" fo:margin-bottom="0cm"/>
    </style:style>
    <style:style style:name="_5f_базовый-outline5" style:display-name="_базовый-outline5" style:family="presentation" style:parent-style-name="_5f_базовый-outline4">
      <style:paragraph-properties fo:margin-top="0.1cm" fo:margin-bottom="0cm"/>
    </style:style>
    <style:style style:name="_5f_базовый-outline6" style:display-name="_базовый-outline6" style:family="presentation" style:parent-style-name="_5f_базовый-outline5">
      <style:paragraph-properties fo:margin-top="0.1cm" fo:margin-bottom="0cm"/>
    </style:style>
    <style:style style:name="_5f_базовый-outline7" style:display-name="_базовый-outline7" style:family="presentation" style:parent-style-name="_5f_базовый-outline6">
      <style:paragraph-properties fo:margin-top="0.1cm" fo:margin-bottom="0cm"/>
    </style:style>
    <style:style style:name="_5f_базовый-outline8" style:display-name="_базовый-outline8" style:family="presentation" style:parent-style-name="_5f_базовый-outline7">
      <style:paragraph-properties fo:margin-top="0.1cm" fo:margin-bottom="0cm"/>
    </style:style>
    <style:style style:name="_5f_базовый-outline9" style:display-name="_базовый-outline9" style:family="presentation" style:parent-style-name="_5f_базовый-outline8">
      <style:paragraph-properties fo:margin-top="0.1cm" fo:margin-bottom="0cm"/>
    </style:style>
    <style:style style:name="_5f_базовый-subtitle" style:display-name="_базовый-subtitle" style:family="presentation">
      <style:graphic-properties draw:stroke="none" draw:fill="none" draw:textarea-vertical-align="middle">
        <text:list-style style:name="_5f_базовый-subtitle" style:display-name="_базов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title" style:display-name="_базовый-title" style:family="presentation">
      <style:graphic-properties draw:stroke="none" draw:fill="none" draw:textarea-vertical-align="middle">
        <text:list-style style:name="_5f_базовый-title" style:display-name="_базов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family="Calibri" style:font-style-name="Обычный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5f_базовый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_5f_базов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5f_базов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Calibri" fo:font-size="22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Calibri" fo:font-size="18pt" style:font-size-asian="11pt" style:font-size-complex="11pt"/>
    </style:style>
    <style:style style:name="MT1" style:family="text">
      <style:text-properties fo:font-size="18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5f_базовый" style:display-name="_базовый" style:page-layout-name="PM1" draw:style-name="Mdp1">
      <draw:frame presentation:style-name="_5f_базовый-title" draw:layer="backgroundobjects" svg:width="26cm" svg:height="2.372cm" svg:x="1cm" svg:y="0.128cm" presentation:class="title" presentation:placeholder="true">
        <draw:text-box/>
      </draw:frame>
      <draw:frame presentation:style-name="_5f_базовый-outline1" draw:layer="backgroundobjects" svg:width="26cm" svg:height="11cm" svg:x="1cm" svg:y="3cm" presentation:class="outline" presentation:placeholder="true">
        <draw:text-box/>
      </draw:frame>
      <draw:frame presentation:style-name="Mpr4" draw:text-style-name="MP8" draw:layer="backgroundobjects" svg:width="28cm" svg:height="1.25cm" svg:x="0cm" svg:y="14.5cm" presentation:class="page-number">
        <draw:text-box>
          <text:p text:style-name="MP7"><text:span text:style-name="MT1"><text:page-number>&lt;номер&gt;</text:page-number></text:span></text:p>
        </draw:text-box>
      </draw:frame>
      <presentation:notes style:page-layout-name="PM0">
        <draw:page-thumbnail presentation:style-name="_5f_базовый-title" draw:layer="backgroundobjects" svg:width="19.798cm" svg:height="11.136cm" svg:x="0.6cm" svg:y="2.257cm" presentation:class="page"/>
        <draw:frame presentation:style-name="_5f_базов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21:56:57.039000000</meta:creation-date>
    <dc:date>2023-10-18T01:02:15.812000000</dc:date>
    <meta:editing-duration>PT3H5M19S</meta:editing-duration>
    <meta:editing-cycles>2</meta:editing-cycles>
    <meta:generator>LibreOffice/7.4.3.2$Windows_X86_64 LibreOffice_project/1048a8393ae2eeec98dff31b5c133c5f1d08b890</meta:generator>
    <meta:document-statistic meta:object-count="42"/>
  </office:meta>
</office:document-meta>
</file>